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pt" fo:language="en" fo:country="GB" style:font-size-asian="9pt" style:font-size-complex="9pt"/>
    </style:style>
    <style:style style:name="P2" style:family="paragraph" style:parent-style-name="Standard">
      <style:text-properties fo:font-size="8pt" fo:language="en" fo:country="GB" style:font-size-asian="8pt" style:font-size-complex="8pt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text-properties fo:language="en" fo:country="GB" fo:font-style="italic" style:font-style-asian="italic"/>
    </style:style>
    <style:style style:name="P5" style:family="paragraph" style:parent-style-name="Standard">
      <style:text-properties style:font-name="Courier New" fo:font-size="8pt" fo:language="en" fo:country="GB" style:font-size-asian="8pt" style:font-name-complex="Courier New" style:font-size-complex="8pt"/>
    </style:style>
    <style:style style:name="P6" style:family="paragraph" style:parent-style-name="Standard">
      <style:text-properties style:font-name="Courier New" fo:font-size="8pt" fo:language="en" fo:country="GB" fo:background-color="#ffff00" style:font-size-asian="8pt" style:font-name-complex="Courier New" style:font-size-complex="8pt"/>
    </style:style>
    <style:style style:name="P7" style:family="paragraph" style:parent-style-name="Standard">
      <style:text-properties style:text-line-through-style="solid" style:font-name="Courier New" fo:font-size="8pt" fo:language="en" fo:country="GB" fo:background-color="#ffff00" style:font-size-asian="8pt" style:font-name-complex="Courier New" style:font-size-complex="8pt"/>
    </style:style>
    <style:style style:name="P8" style:family="paragraph" style:parent-style-name="Heading_20_2">
      <style:text-properties fo:language="en" fo:country="GB"/>
    </style:style>
    <style:style style:name="P9" style:family="paragraph" style:parent-style-name="Heading_20_1">
      <style:text-properties fo:language="en" fo:country="GB"/>
    </style:style>
    <style:style style:name="P10" style:family="paragraph" style:parent-style-name="Heading_20_1" style:master-page-name="Standard">
      <style:paragraph-properties style:page-number="auto"/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style="italic" style:font-style-asian="italic"/>
    </style:style>
    <style:style style:name="T3" style:family="text">
      <style:text-properties fo:font-size="9pt" fo:language="en" fo:country="GB" style:font-size-asian="9pt" style:font-size-complex="9pt"/>
    </style:style>
    <style:style style:name="T4" style:family="text">
      <style:text-properties fo:font-size="9pt" fo:language="en" fo:country="GB" fo:background-color="#ffff00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BSF4Rexx &amp; Multithreading problems</text:h>
      <text:h text:style-name="P8" text:outline-level="2">interpreter/api/ThradsContextStubs.cpp</text:h>
      <text:p text:style-name="P1">RexxObjectPtr RexxEntry CallRoutine(RexxThreadContext *c, RexxRoutineObject r, RexxArrayObject a)</text:p>
      <text:p text:style-name="P1">{</text:p>
      <text:p text:style-name="P1"><text:s text:c="4"/>ApiContext context(c);</text:p>
      <text:p text:style-name="P1"><text:s text:c="4"/>try</text:p>
      <text:p text:style-name="P1"><text:s text:c="4"/>{</text:p>
      <text:p text:style-name="P1"><text:s text:c="8"/>CallRoutineDispatcher dispatcher((RoutineClass *)r, (RexxArray *)a);</text:p>
      <text:p text:style-name="P1"><text:s text:c="8"/>context.activity-&gt;run(dispatcher);</text:p>
      <text:p text:style-name="Standard"><text:span text:style-name="T3"><text:s text:c="8"/>return (RexxObjectPtr)</text:span><text:span text:style-name="T4">context.ret(</text:span><text:span text:style-name="T3">dispatcher.result</text:span><text:span text:style-name="T4">)</text:span><text:span text:style-name="T3">;</text:span></text:p>
      <text:p text:style-name="P1"><text:s text:c="4"/>}</text:p>
      <text:p text:style-name="P1"><text:s text:c="4"/>catch (RexxNativeActivation *)</text:p>
      <text:p text:style-name="P1"><text:s text:c="4"/>{</text:p>
      <text:p text:style-name="P1"><text:s text:c="4"/>}</text:p>
      <text:p text:style-name="P1"><text:s text:c="4"/>return NULLOBJECT;</text:p>
      <text:p text:style-name="P1">}</text:p>
      <text:p text:style-name="P1"/>
      <text:p text:style-name="P1"/>
      <text:p text:style-name="P1">RexxObjectPtr RexxEntry CallProgram(RexxThreadContext *c, const char * p, RexxArrayObject a)</text:p>
      <text:p text:style-name="P1">{</text:p>
      <text:p text:style-name="P1"><text:s text:c="4"/>ApiContext context(c);</text:p>
      <text:p text:style-name="P1"><text:s text:c="4"/>try</text:p>
      <text:p text:style-name="P1"><text:s text:c="4"/>{</text:p>
      <text:p text:style-name="P1"><text:s text:c="8"/>CallProgramDispatcher dispatcher(p, (RexxArray *)a);</text:p>
      <text:p text:style-name="P1"><text:s text:c="8"/>context.activity-&gt;run(dispatcher);</text:p>
      <text:p text:style-name="Standard"><text:span text:style-name="T3"><text:s text:c="8"/>return (RexxObjectPtr)</text:span><text:span text:style-name="T4">context.ret(</text:span><text:span text:style-name="T3">dispatcher.result</text:span><text:span text:style-name="T4">)</text:span><text:span text:style-name="T3">;</text:span></text:p>
      <text:p text:style-name="P1"><text:s text:c="4"/>}</text:p>
      <text:p text:style-name="P1"><text:s text:c="4"/>catch (RexxNativeActivation *)</text:p>
      <text:p text:style-name="P1"><text:s text:c="4"/>{</text:p>
      <text:p text:style-name="P1"><text:s text:c="4"/>}</text:p>
      <text:p text:style-name="P1"><text:s text:c="4"/>return NULLOBJECT;</text:p>
      <text:p text:style-name="P1">}</text:p>
      <text:p text:style-name="P2"/>
      <text:h text:style-name="Heading_20_2" text:outline-level="2"><text:span text:style-name="T1">interpreter/concurrency/ActivityManager.cpp</text:span><text:span text:style-name="T1"> (rev 5209)</text:span></text:h>
      <text:p text:style-name="Standard"><text:span text:style-name="T1">In</text:span><text:span text:style-name="T1">heavily multithreaded environments, the activation cache is a source for race conditions</text:span></text:p>
      <text:p text:style-name="P3">that can lead to crashes. <text:s/>Just unconditionally create a new actvation</text:p>
      <text:p text:style-name="P3"/>
      <text:p text:style-name="Standard">Impact (suppression de cette gestion de cache) :</text:p>
      <text:p text:style-name="P3">// the activation Cache</text:p>
      <text:p text:style-name="P3">RexxStack *ActivityManager::activations = OREF_NULL;</text:p>
      <text:p text:style-name="P3"/>
      <text:p text:style-name="P3">// size of the activation cache</text:p>
      <text:p text:style-name="P3">size_t ActivityManager::activationCacheSize = 0;</text:p>
      <text:p text:style-name="P3"/>
      <text:p text:style-name="P3">// the native activation Cache</text:p>
      <text:p text:style-name="P3">RexxStack *ActivityManager::nativeActivations = OREF_NULL;</text:p>
      <text:p text:style-name="P3"/>
      <text:p text:style-name="P3">// size of the activation cache</text:p>
      <text:p text:style-name="Standard">size_t ActivityManager::nativeActivationCacheSize = 0;</text:p>
      <text:p text:style-name="Standard"/>
      <text:p text:style-name="P3">const size_t ACTIVATION_CACHE_SIZE = 10;</text:p>
      <text:p text:style-name="P3"/>
      <text:p text:style-name="P3">// we tend not to go as deep with nested native activations, so</text:p>
      <text:p text:style-name="P3">// this number does not need to be the same as as the activation</text:p>
      <text:p text:style-name="Standard"><text:soft-page-break/>// cache</text:p>
      <text:p text:style-name="Standard">const size_t NATIVE_ACTIVATION_CACHE_SIZE = 5;</text:p>
      <text:p text:style-name="Standard"/>
      <text:p text:style-name="Standard"/>
      <text:p text:style-name="Standard">ActivityManager::init()</text:p>
      <text:p text:style-name="Standard"/>
      <text:p text:style-name="Standard"/>
      <text:p text:style-name="P3">ActivityManager::live(size_t liveMark)</text:p>
      <text:p text:style-name="P3"/>
      <text:p text:style-name="P3"/>
      <text:p text:style-name="P3">ActivityManager::liveGeneral(int reason)</text:p>
      <text:p text:style-name="P3"/>
      <text:p text:style-name="P3"/>
      <text:p text:style-name="P3">ActivityManager::newActivation(RexxActivity *activity, RoutineClass *routine, RexxCode *code, RexxString *calltype, RexxString *environment, int context)</text:p>
      <text:p text:style-name="P3"/>
      <text:p text:style-name="P3"/>
      <text:p text:style-name="P3">ActivityManager::newActivation(RexxActivity *activity, RexxActivation *parent, RexxCode *code, int context)</text:p>
      <text:p text:style-name="P3"/>
      <text:p text:style-name="P3"/>
      <text:p text:style-name="P3">ActivityManager::newActivation(RexxActivity *activity, RexxMethod *method, RexxCode *code)</text:p>
      <text:p text:style-name="P3"/>
      <text:p text:style-name="P3"/>
      <text:p text:style-name="P3">ActivityManager::newNativeActivation(RexxActivity *activity, RexxActivation *parent)</text:p>
      <text:p text:style-name="P3"/>
      <text:p text:style-name="P3"/>
      <text:p text:style-name="P3">ActivityManager::newNativeActivation(RexxActivity *activity)</text:p>
      <text:p text:style-name="P3"/>
      <text:p text:style-name="P3"/>
      <text:p text:style-name="Standard"><text:span text:style-name="T1">ActivityManager::cacheActivation(RexxActivationBase *activation)</text:span><text:span text:style-name="T1"> --&gt; supprimé</text:span></text:p>
      <text:p text:style-name="P3"/>
      <text:p text:style-name="P3"/>
      <text:p text:style-name="P3"><text:s text:c="4"/>if (activationCacheSize != 0) <text:s/>/* have a cached entry? <text:s text:c="13"/>*/</text:p>
      <text:p text:style-name="P3"><text:s text:c="4"/>{</text:p>
      <text:p text:style-name="P3"><text:s text:c="8"/>activationCacheSize--; <text:s text:c="6"/>/* remove an entry from the count <text:s text:c="3"/>*/</text:p>
      <text:p text:style-name="P3"><text:s text:c="43"/>/* get the top cached entry <text:s text:c="9"/>*/</text:p>
      <text:p text:style-name="P3"><text:s text:c="8"/>RexxActivation *resultActivation = (RexxActivation *)activations-&gt;stackTop();</text:p>
      <text:p text:style-name="P3"><text:s text:c="8"/>/* reactivate this <text:s text:c="18"/>*/</text:p>
      <text:p text:style-name="P3"><text:s text:c="8"/>resultActivation-&gt;setHasReferences();</text:p>
      <text:p text:style-name="P3"><text:s text:c="8"/>resultActivation = new (resultActivation) RexxActivation(activity, routine, code, calltype, environment, context);</text:p>
      <text:p text:style-name="P3"><text:s text:c="8"/>activations-&gt;pop(); <text:s text:c="9"/>/* Remove reused activation from stac*/</text:p>
      <text:p text:style-name="P3"><text:s text:c="8"/>return resultActivation;</text:p>
      <text:p text:style-name="P3"/>
      <text:p text:style-name="P3"><text:s text:c="4"/>}</text:p>
      <text:p text:style-name="P3"><text:s text:c="4"/>else <text:s text:c="33"/>{</text:p>
      <text:p text:style-name="P3"><text:tab/>... do what needed</text:p>
      <text:p text:style-name="Standard"><text:span text:style-name="T1"><text:s text:c="4"/>}</text:span></text:p>
      <text:p text:style-name="P3"><text:soft-page-break/>}</text:p>
      <text:p text:style-name="P3"/>
      <text:h text:style-name="Heading_20_2" text:outline-level="2">interpreter/concurrency/RexxActivity.cpp (rev 5209)</text:h>
      <text:p text:style-name="Standard">Suppression de l'utilisation du cache</text:p>
      <text:p text:style-name="Standard"/>
      <text:p text:style-name="Standard">RexxActivity::popStackFrame(bool <text:s/>reply)</text:p>
      <text:p text:style-name="Standard"/>
      <text:p text:style-name="Standard">RexxActivity::cleanupStackFrame(RexxActivationBase *poppedStackFrame)</text:p>
      <text:p text:style-name="Standard"/>
      <text:h text:style-name="Heading_20_2" text:outline-level="2">interpreter/parser/SourceFile.cpp</text:h>
      <text:p text:style-name="P1">PackageClass *RexxSource::loadRequires(RexxActivity *activity, RexxString *target)</text:p>
      <text:p text:style-name="P1">{</text:p>
      <text:p text:style-name="P1"><text:s text:c="4"/>// we need the instance this is associated with</text:p>
      <text:p text:style-name="P1"><text:s text:c="4"/>InterpreterInstance *instance = activity-&gt;getInstance();</text:p>
      <text:p text:style-name="P1"/>
      <text:p text:style-name="P1"><text:s text:c="4"/>// get a fully resolved name for this....we might locate this under either name, but the</text:p>
      <text:p text:style-name="P1"><text:s text:c="4"/>// fully resolved name is generated from this source file context.</text:p>
      <text:p text:style-name="P1"><text:s text:c="4"/>RexxString *fullName = resolveProgramName(activity, target);</text:p>
      <text:p text:style-name="Standard"><text:span text:style-name="T3"><text:s text:c="4"/></text:span><text:span text:style-name="T4">ProtectedObject p(fullName);</text:span></text:p>
      <text:p text:style-name="P1"/>
      <text:p text:style-name="P1"><text:s text:c="4"/>// if we've already loaded this in this instance, just return it.</text:p>
      <text:p text:style-name="P1"><text:s text:c="4"/>PackageClass *packageInstance = instance-&gt;loadRequires(activity, target, fullName);</text:p>
      <text:p text:style-name="P1"/>
      <text:p text:style-name="P1"><text:s text:c="4"/>if (packageInstance == OREF_NULL) <text:s text:c="6"/>/* couldn't create this? <text:s text:c="12"/>*/</text:p>
      <text:p text:style-name="P1"><text:s text:c="4"/>{</text:p>
      <text:p text:style-name="P1"><text:s text:c="8"/>/* report an error <text:s text:c="18"/>*/</text:p>
      <text:p text:style-name="P1"><text:s text:c="8"/>reportException(Error_Routine_not_found_requires, target);</text:p>
      <text:p text:style-name="P1"><text:s text:c="4"/>}</text:p>
      <text:p text:style-name="P1"><text:s text:c="4"/>// add this to the source context</text:p>
      <text:p text:style-name="P1"><text:s text:c="4"/>addPackage(packageInstance);</text:p>
      <text:p text:style-name="P1"><text:s text:c="4"/>return packageInstance;</text:p>
      <text:p text:style-name="P1">}</text:p>
      <text:p text:style-name="P3"/>
      <text:h text:style-name="Heading_20_1" text:outline-level="1"><text:span text:style-name="T1">[ oorexx-Bugs-2876276 ] High-stress multithreading: Rexx seems to hang at terminatio</text:span><text:span text:style-name="T1">n</text:span></text:h>
      <text:p text:style-name="P3"/>
      <text:p text:style-name="P3">This is a classic deadlock situation in the test case, not a problem with<text:line-break/>the interpreter.  Looking at the threads, one of the threads has an<text:line-break/>assertion failure, and is attempting to log the failure information.  This<text:line-break/>thread is in the makeFailure() method in OOREXXUNIT.CLS, line 1395.  It is<text:line-break/>blocked on the call to definedInFile because this is also a guarded method.<text:line-break/> Because this guarded method is defined at a different scope level than the<text:line-break/>makeFailure method, there are two guard locks required to execute this.<text:line-break/>The lock for the TestCase class (the class that defines definedInFile) is<text:line-break/>held by the execute() method call in the main thread that is running this<text:line-break/>test, so this blocks.  Because this thread is holding the lock on the<text:line-break/>Assert class, all the rest of the threads are blocking on assertTrue calls.<text:line-break/> It appears that at some level of threading, some test failures start to<text:line-break/>occur, which results in this deadlock.  Adding an unguarded attribute to<text:line-break/>the definedInFile and TestCaseInfo method makes the hang go away.</text:p>
      <text:p text:style-name="P3"/>
      <text:p text:style-name="P5">::class "Assert" public mixinclass Object</text:p>
      <text:p text:style-name="P5"/>
      <text:p text:style-name="P5">::attribute fAssertions private</text:p>
      <text:p text:style-name="P6">::attribute definedInFile <text:s text:c="3"/>-- allows to quickly get filename from which test case is taken</text:p>
      <text:p text:style-name="P5"/>
      <text:p text:style-name="P5"/>
      <text:p text:style-name="P5"/>
      <text:p text:style-name="P5">::class "TestCase" public inherit "Assert"</text:p>
      <text:p text:style-name="P7">::method definedInFile attribute <text:s text:c="3"/>-- allows to quickly get filename from which test case is taken</text:p>
      <text:p text:style-name="P5"/>
      <text:p text:style-name="P5"/>
      <text:p text:style-name="P5"/>
      <text:p text:style-name="P5">::class "Assert" public mixinclass Object</text:p>
      <text:p text:style-name="P5"/>
      <text:p text:style-name="P5">::method makeFailure private</text:p>
      <text:p text:style-name="P5"><text:s text:c="2"/>use strict arg expected, actual, msg, type</text:p>
      <text:p text:style-name="P5"/>
      <text:p text:style-name="P5"><text:s text:c="2"/>data = .AssertFailure~new(timeStamp(), self~definedInFile, type)</text:p>
      <text:p text:style-name="P5"/>
      <text:p text:style-name="P5"><text:s text:c="2"/>if expected~isA(.string), expected~left(1) == "[", expected~right(1) == "]" then</text:p>
      <text:p text:style-name="P5"><text:s text:c="4"/>data~expected = expected</text:p>
      <text:p text:style-name="P5"><text:s text:c="2"/>else</text:p>
      <text:p text:style-name="P5"><text:s text:c="4"/>data~expected = self~formatObjectInfo(expected)</text:p>
      <text:p text:style-name="P5"/>
      <text:p text:style-name="P5"><text:s text:c="2"/>if actual~isA(.string), actual~left(1) == "[", actual~right(1) == "]" then</text:p>
      <text:p text:style-name="P5"><text:s text:c="4"/>data~actual = actual</text:p>
      <text:p text:style-name="P5"><text:s text:c="2"/>else</text:p>
      <text:p text:style-name="P5"><text:s text:c="4"/>data~actual = self~formatObjectInfo(actual)</text:p>
      <text:p text:style-name="P5"/>
      <text:p text:style-name="P5"><text:s text:c="2"/>data~msg = msg</text:p>
      <text:p text:style-name="P5"/>
      <text:p text:style-name="P5"><text:s text:c="2"/>return data</text:p>
      <text:h text:style-name="P9" text:outline-level="1">Design</text:h>
      <text:h text:style-name="P8" text:outline-level="2">Rick</text:h>
      <text:p text:style-name="P3">The thread in ooRexx is a cooperative threading model with only one<text:line-break/>thread of execution permitted at any one time.  The active thread<text:line-break/>holds the global interpreter lock and other threads wait in a queue<text:line-break/>until the active thread relinquished control.  It would take a<text:line-break/>considerable effort to make the entire interpreter thread safe enough<text:line-break/>to allow true multi-threaded activity.</text:p>
      <text:p text:style-name="P3"/>
      <text:h text:style-name="P8" text:outline-level="2">JLF</text:h>
      <text:p text:style-name="P3">I'm currently playing with the transformation of the ooRexx doc, and (naively) tried to reduce the duration by creating one thread per sgml file.<text:line-break/>From what I read in several posts about Python/Ruby, it seems that the best way to exploit 100% of the multicores is to use a fork instead of a thread creation.<text:line-break/><text:line-break/>Just out of curiousity : I suppose that creating several interpreter instances in the same process does not bypass the global interpreter lock ?</text:p>
      <text:p text:style-name="P3"/>
      <text:h text:style-name="P8" text:outline-level="2">Rick</text:h>
      <text:p text:style-name="P3">That is correct.  Those instances all share the same object space, so<text:line-break/>they are subject to the same rules.  I think you'll find in general<text:line-break/>that multiple threads will only speed up processing in any language if<text:line-break/>A) the separate threads are bound more by I/O than computation, and/or<text:line-break/>B) you have lots of processors to service the different threads.  An<text:line-break/>ooRexx program can benefit from A) because the stream methods are<text:line-break/>external methods that execute without holding the interpreter lock.<text:line-break/>The programs don't really benefit from multiple processors because<text:line-break/>only one thread ever runs at tone time.</text:p>
      <text:h text:style-name="P9" text:outline-level="1">C++ API DetachThread()</text:h>
      <text:h text:style-name="P8" text:outline-level="2">Mark 23/01/2010</text:h>
      <text:p text:style-name="P3">have a few questions on DetachThread.<text:line-break/><text:line-break/>Does DetachThread() need to be run on the same thread as<text:line-break/>AttachThread()?  Or, if you have the RexxThreadContext pointer, can<text:line-break/>you invoke DetachThread() from a different thread?  I've been assuming<text:line-break/>you could invoke DetachThread() from some other, second thread.</text:p>
      <text:p text:style-name="P3"/>
      <text:p text:style-name="P4">[Rick answer]</text:p>
      <text:p text:style-name="Standard"><text:span text:style-name="T2">Yes, calling it from another thread would probably work, but I'm not<text:line-break/>sure I'd recommend it.<text:line-break/></text:span><text:span text:style-name="T1"><text:line-break/>My second question is dependent on the answer to the first question.<text:line-break/>Assuming you can invoke DetachThread() from a second thread, what<text:line-break/>happens if you do a DetachThread() in a second thread after a Rexx<text:line-break/>method has been started on the thread context, but hasn't returned?<text:line-break/><text:line-break/>Something like:<text:line-break/><text:line-break/>thread 1 (same thread as thread context was obtained through<text:line-break/>AttachThread.  dlgProcContext is the thread context pointer.)<text:line-break/><text:line-break/>RexxObjectPtr result = pcpbd-&gt;dlgProcContext)-&gt;SendMessage(myObj,<text:line-break/>"MYMETHOD", args);<text:line-break/><text:line-break/>thread 2<text:line-break/><text:line-break/>if ( pcpbd-&gt;dlgProcContext != NULL )<text:line-break/>{<text:line-break/>   pcpbd-&gt;dlgProcContext-&gt;DetachThread();<text:line-break/>   pcpbd-&gt;dlgProcContext = NULL;<text:line-break/>}<text:line-break/><text:line-break/>In thread 2, it is guaranteed that the SendMessage() is invoked before<text:line-break/>any DetachThread() is done.  But, it is not guaranteed that it has<text:line-break/>returned from myMethod().  Is that going to cause problems?  When, it<text:line-break/>does return, dlgProcContext will not be used again.</text:span></text:p>
      <text:p text:style-name="P3"/>
      <text:p text:style-name="P4">[Rick answer]</text:p>
      <text:p text:style-name="P4">That will not work.  DetachThread() can only be called for a thread<text:line-break/>context that a) was obtained via AttachThread() and b) there is<text:line-break/>nothing active on the thread.  If there is an active method call, then<text:line-break/>this cannot be used (which is why I don't really recommend trying to<text:line-break/>do a detach from the same thread).</text:p>
      <text:h text:style-name="P9" text:outline-level="1">Change how the activity dispatch queue works to be reentrant</text:h>
      <text:p text:style-name="Standard"><text:span text:style-name="T1">Revision: 5537<text:line-break/>         </text:span><text:a xlink:type="simple" xlink:href="http://oorexx.svn.sourceforge.net/oorexx/?rev=5537&amp;view=rev" office:target-frame-name="_blank" xlink:show="new"><text:span text:style-name="Internet_20_link"><text:span text:style-name="T1">http://oorexx.svn.sourceforge.net/oorexx/?rev=5537&amp;view=rev</text:span></text:span></text:a><text:span text:style-name="T1"><text:line-break/>Author:   bigrixx<text:line-break/>Date:     2010-02-04 23:59:49 +0000 (Thu, 04 Feb 2010)</text:span></text:p>
      <text:p text:style-name="P3"/>
      <text:p text:style-name="P3"/>
      <text:p text:style-name="P3">Modified Paths:<text:line-break/>--------------<text:line-break/>   main/trunk/interpreter/classes/MessageClass.cpp<text:line-break/>   main/trunk/interpreter/concurrency/ActivityManager.cpp<text:line-break/>   main/trunk/interpreter/concurrency/ActivityManager.hpp<text:line-break/>   main/trunk/interpreter/concurrency/RexxActivity.cpp<text:line-break/>   main/trunk/interpreter/concurrency/RexxActivity.hpp<text:line-break/>   main/trunk/interpreter/execution/RexxVariableDictionary.cpp</text:p>
      <text:p text:style-name="P3"/>
      <text:h text:style-name="P9" text:outline-level="1">Potential fix for multitasking problem</text:h>
      <text:p text:style-name="P3">Revision : 5561</text:p>
      <text:p text:style-name="P3">Modified path :</text:p>
      <text:p text:style-name="P3">interpreter/execution/RexxNativeActivation.cpp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break-before="pag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Explorateur_20_de_20_documents" style:display-name="Explorateur de documents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Faucher</meta:initial-creator>
    <meta:creation-date>2009-09-25T22:52:00</meta:creation-date>
    <dc:creator>JLFaucher</dc:creator>
    <dc:date>2011-08-06T15:53:00</dc:date>
    <meta:editing-cycles>27</meta:editing-cycles>
    <meta:editing-duration>PT09H52M00S</meta:editing-duration>
    <meta:document-statistic meta:table-count="0" meta:image-count="0" meta:object-count="0" meta:page-count="8" meta:paragraph-count="137" meta:word-count="1218" meta:character-count="9879"/>
    <meta:generator>OpenOffice.org/3.2$Win32 OpenOffice.org_project/320m18$Build-9502</meta:generator>
  </office:meta>
</office:document-meta>
</file>